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Bold" svg:font-family="Verdana-Bold"/>
    <style:font-face style:name="BookAntiqua" svg:font-family="BookAntiqua" style:font-family-generic="roman"/>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2pt" fo:font-style="italic" style:font-size-asian="12pt" style:font-style-asian="italic" style:font-size-complex="12pt" style:font-style-complex="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language="en" fo:country="US"/>
    </style:style>
    <style:style style:name="P5" style:family="paragraph" style:parent-style-name="Standard">
      <style:text-properties fo:color="#000000"/>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text-properties style:font-name="Times New Roman" fo:font-size="12pt" fo:language="en" fo:country="US" fo:font-style="normal" style:font-name-asian="BookAntiqua" style:font-size-asian="12pt" style:font-style-asian="normal" style:font-name-complex="BookAntiqua" style:font-size-complex="12pt" style:font-style-complex="normal"/>
    </style:style>
    <style:style style:name="P9" style:family="paragraph" style:parent-style-name="Standard">
      <style:text-properties style:font-name="BookAntiqua" fo:font-size="12pt" fo:language="en" fo:country="US" fo:font-style="normal" style:font-name-asian="BookAntiqua" style:font-size-asian="12pt" style:font-style-asian="normal" style:font-name-complex="BookAntiqua" style:font-size-complex="12pt" style:font-style-complex="normal"/>
    </style:style>
    <style:style style:name="P10" style:family="paragraph" style:parent-style-name="Standard">
      <style:text-properties style:font-name="BookAntiqua" fo:font-size="12pt" style:font-name-asian="BookAntiqua" style:font-size-asian="12pt" style:font-name-complex="BookAntiqua" style:font-size-complex="12pt"/>
    </style:style>
    <style:style style:name="P11" style:family="paragraph" style:parent-style-name="Standard">
      <style:paragraph-properties fo:margin-left="1.251cm" fo:margin-right="0cm" fo:text-align="start" style:justify-single-word="false" fo:text-indent="0cm" style:auto-text-indent="false" style:text-autospace="none"/>
      <style:text-properties style:font-name="Times New Roman" fo:font-size="12pt" style:font-name-asian="BookAntiqua" style:font-size-asian="12pt" style:font-name-complex="BookAntiqua" style:font-size-complex="12pt"/>
    </style:style>
    <style:style style:name="P12" style:family="paragraph" style:parent-style-name="Text_20_body">
      <style:text-properties fo:color="#000000"/>
    </style:style>
    <style:style style:name="P13" style:family="paragraph" style:parent-style-name="Text_20_body">
      <style:text-properties fo:color="#000000" fo:language="cs" fo:country="CZ" fo:font-style="normal" style:font-style-asian="normal" style:font-style-complex="normal"/>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text-properties style:font-name="Times New Roman" fo:font-size="12pt" fo:language="en" fo:country="US" fo:font-style="normal" style:font-name-asian="BookAntiqua" style:font-size-asian="12pt" style:font-style-asian="normal" style:font-name-complex="BookAntiqua" style:font-size-complex="12pt"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language="cs" fo:country="CZ" fo:font-style="normal" style:font-style-asian="normal" style:font-style-complex="normal"/>
    </style:style>
    <style:style style:name="P18" style:family="paragraph" style:parent-style-name="Text_20_body">
      <style:text-properties style:font-name="BookAntiqua" fo:font-size="12pt" fo:font-style="normal" style:font-name-asian="BookAntiqua" style:font-size-asian="12pt" style:font-style-asian="normal" style:font-name-complex="BookAntiqua" style:font-size-complex="12pt" style:font-style-complex="normal"/>
    </style:style>
    <style:style style:name="P19" style:family="paragraph" style:parent-style-name="Text_20_body">
      <style:text-properties style:font-name="Verdana-Bold" fo:font-size="16pt" fo:language="en" fo:country="US" fo:font-style="normal" fo:font-weight="bold" style:font-name-asian="Verdana-Bold" style:font-size-asian="16pt" style:font-style-asian="normal" style:font-weight-asian="bold" style:font-name-complex="Verdana-Bold" style:font-size-complex="16pt" style:font-style-complex="normal" style:font-weight-complex="bold"/>
    </style:style>
    <style:style style:name="P20" style:family="paragraph" style:parent-style-name="Text_20_body">
      <style:text-properties fo:language="en" fo:country="US"/>
    </style:style>
    <style:style style:name="P21" style:family="paragraph" style:parent-style-name="Text_20_body">
      <style:text-properties fo:language="en" fo:country="US" fo:font-style="normal" style:font-style-asian="normal" style:font-style-complex="normal"/>
    </style:style>
    <style:style style:name="P22" style:family="paragraph" style:parent-style-name="Text_20_body">
      <style:text-properties style:font-name="Times New Roman1" fo:font-size="12pt" fo:font-weight="bold" style:font-name-asian="Verdana-Bold" style:font-size-asian="12pt" style:font-weight-asian="bold" style:font-name-complex="Verdana-Bold" style:font-size-complex="12pt"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language="cs" fo:country="CZ" fo:font-style="normal" style:font-style-asian="normal" style:font-style-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fo:language="cs" fo:country="CZ" fo:font-style="normal" style:font-name-asian="BookAntiqua" style:font-style-asian="normal" style:font-name-complex="BookAntiqua" style:font-style-complex="normal"/>
    </style:style>
    <style:style style:name="P29" style:family="paragraph" style:parent-style-name="Heading_20_1">
      <style:text-properties style:font-name="Arial" fo:font-size="16.1000003814697pt" style:font-name-asian="BookAntiqua" style:font-size-asian="16.1000003814697pt" style:font-name-complex="BookAntiqua" style:font-size-complex="16.1000003814697pt"/>
    </style:style>
    <style:style style:name="P30" style:family="paragraph" style:parent-style-name="Heading_20_1">
      <style:text-properties fo:font-weight="bold" style:font-weight-asian="bold" style:font-weight-complex="bold"/>
    </style:style>
    <style:style style:name="P31" style:family="paragraph" style:parent-style-name="Heading_20_2">
      <style:text-properties fo:font-style="normal" style:font-style-asian="normal" style:font-style-complex="normal"/>
    </style:style>
    <style:style style:name="P32" style:family="paragraph" style:parent-style-name="Heading_20_2">
      <style:text-properties fo:font-style="normal" fo:font-weight="bold" style:font-style-asian="normal" style:font-weight-asian="bold" style:font-style-complex="normal" style:font-weight-complex="bold"/>
    </style:style>
    <style:style style:name="P33" style:family="paragraph" style:parent-style-name="Heading_20_2">
      <style:text-properties fo:color="#000000" fo:font-style="normal" style:font-style-asian="normal" style:font-style-complex="normal"/>
    </style:style>
    <style:style style:name="P34" style:family="paragraph" style:parent-style-name="Heading_20_2">
      <style:text-properties style:font-name="Arial" fo:font-size="14pt" fo:font-style="normal" style:font-name-asian="BookAntiqua" style:font-size-asian="14pt" style:font-style-asian="normal" style:font-name-complex="BookAntiqua" style:font-size-complex="14pt" style:font-style-complex="normal"/>
    </style:style>
    <style:style style:name="P35" style:family="paragraph" style:parent-style-name="Heading_20_2">
      <style:text-properties fo:language="cs" fo:country="CZ" fo:font-style="normal" style:font-style-asian="normal" style:font-style-complex="normal"/>
    </style:style>
    <style:style style:name="P36" style:family="paragraph" style:parent-style-name="Heading_20_3">
      <style:text-properties fo:font-style="normal" style:font-style-asian="normal" style:font-style-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list-style-name="L1">
      <style:text-properties fo:font-style="normal" style:font-style-asian="normal" style:font-style-complex="normal"/>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list-style-name="L1"/>
    <style:style style:name="P41" style:family="paragraph" style:parent-style-name="Text_20_body" style:list-style-name="L1">
      <style:text-properties fo:language="cs" fo:country="CZ" fo:font-style="normal" style:font-style-asian="normal" style:font-style-complex="normal"/>
    </style:style>
    <style:style style:name="P42" style:family="paragraph" style:parent-style-name="Text_20_body" style:list-style-name="L3">
      <style:text-properties fo:language="cs" fo:country="CZ" fo:font-style="normal" style:font-name-asian="BookAntiqua" style:font-style-asian="normal" style:font-name-complex="BookAntiqua" style:font-style-complex="normal"/>
    </style:style>
    <style:style style:name="P43" style:family="paragraph" style:parent-style-name="Text_20_body" style:list-style-name="L2"/>
    <style:style style:name="P44" style:family="paragraph" style:parent-style-name="Text_20_body" style:list-style-name="L2">
      <style:text-properties style:font-name="Times New Roman" fo:font-size="12pt" fo:font-style="normal" style:font-name-asian="BookAntiqua" style:font-size-asian="12pt" style:font-style-asian="normal" style:font-name-complex="BookAntiqua" style:font-size-complex="12pt" style:font-style-complex="normal"/>
    </style:style>
    <style:style style:name="P45" style:family="paragraph" style:parent-style-name="Text_20_body" style:list-style-name="L2">
      <style:text-properties style:font-name="Times New Roman" fo:font-size="12pt" style:font-size-asian="12pt" style:font-size-complex="12pt"/>
    </style:style>
    <style:style style:name="P46" style:family="paragraph" style:parent-style-name="Text_20_body" style:list-style-name="L3"/>
    <style:style style:name="P47" style:family="paragraph" style:parent-style-name="Text_20_body">
      <style:text-properties style:font-name="Times New Roman1" fo:font-size="12pt" fo:font-weight="normal" style:font-name-asian="Verdana-Bold" style:font-size-asian="12pt" style:font-weight-asian="normal" style:font-name-complex="Verdana-Bold" style:font-size-complex="12pt" style:font-weight-complex="normal"/>
    </style:style>
    <style:style style:name="P48" style:family="paragraph" style:parent-style-name="Text_20_body">
      <style:text-properties fo:font-weight="normal" style:font-weight-asian="normal" style:font-weight-complex="normal"/>
    </style:style>
    <style:style style:name="P49" style:family="paragraph" style:parent-style-name="Text_20_body">
      <style:paragraph-properties fo:text-align="center" style:justify-single-word="false"/>
      <style:text-properties fo:font-weight="normal" style:font-weight-asian="normal" style:font-weight-complex="normal"/>
    </style:style>
    <style:style style:name="T1" style:family="text">
      <style:text-properties fo:font-size="12pt" style:font-size-asian="12pt" style:font-size-complex="12pt"/>
    </style:style>
    <style:style style:name="T2" style:family="text">
      <style:text-properties fo:font-size="12pt" fo:language="en" fo:country="US" style:font-size-asian="12pt" style:font-size-complex="12pt"/>
    </style:style>
    <style:style style:name="T3" style:family="text">
      <style:text-properties fo:font-size="12pt" fo:language="cs" fo:country="CZ" style:font-size-asian="12pt" style:font-size-complex="12pt"/>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style:font-name-asian="BookAntiqua" style:font-style-asian="normal" style:font-name-complex="BookAntiqua" style:font-style-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name-asian="BookAntiqua" style:font-style-asian="normal" style:font-name-complex="BookAntiqua" style:font-style-complex="normal"/>
    </style:style>
    <style:style style:name="T11" style:family="text">
      <style:text-properties fo:language="cs" fo:country="CZ"/>
    </style:style>
    <style:style style:name="T12" style:family="text">
      <style:text-properties fo:language="cs" fo:country="CZ" fo:font-style="normal" style:font-style-asian="normal" style:font-style-complex="normal"/>
    </style:style>
    <style:style style:name="T13" style:family="text">
      <style:text-properties fo:language="cs" fo:country="CZ" fo:font-style="normal" style:font-name-asian="BookAntiqua" style:font-style-asian="normal" style:font-name-complex="BookAntiqua" style:font-style-complex="normal"/>
    </style:style>
    <style:style style:name="T14" style:family="text">
      <style:text-properties style:font-name="BookAntiqua" fo:font-size="12pt" style:font-name-asian="BookAntiqua" style:font-size-asian="12pt" style:font-name-complex="BookAntiqua" style:font-size-complex="12pt"/>
    </style:style>
    <style:style style:name="T15" style:family="text">
      <style:text-properties style:font-name="BookAntiqua" fo:font-size="12pt" fo:language="en" fo:country="US" fo:font-style="normal" style:font-name-asian="BookAntiqua" style:font-size-asian="12pt" style:font-style-asian="normal" style:font-name-complex="BookAntiqua" style:font-size-complex="12pt" style:font-style-complex="normal"/>
    </style:style>
    <style:style style:name="T16" style:family="text">
      <style:text-properties style:font-name-asian="OpenSymbol" style:font-name-complex="OpenSymbol"/>
    </style:style>
    <style:style style:name="T1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6"/></text:p>
      <text:p text:style-name="P2"/>
      <text:p text:style-name="P2"><text:s/></text:p>
      <text:p text:style-name="P7"/>
      <text:p text:style-name="P7"/>
      <text:p text:style-name="P7">Software Requirements Specification</text:p>
      <text:p text:style-name="Horizontal_20_Line"/>
      <text:p text:style-name="P3">pro</text:p>
      <text:p text:style-name="P2"><text:s text:c="14"/><text:span text:style-name="T4"><text:s text:c="4"/>Systém pro vizualizaci Dijkstrova algoritmu</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ze 1.2</text:p>
      <text:p text:style-name="P3">Autor: Martin Lukeš</text:p>
      <text:p text:style-name="P3">1.12.2011</text:p>
      <text:p text:style-name="Standard"/>
      <text:p text:style-name="Standard"/>
      <text:p text:style-name="Standard"/>
      <text:p text:style-name="Standard"/>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text:soft-page-break/>Obsah</text:p>
          </text:index-title>
          <text:p text:style-name="P25">1. Úvod<text:tab/>3</text:p>
          <text:p text:style-name="P26">1.1 Účel dokumentu<text:tab/>3</text:p>
          <text:p text:style-name="P26">1.2 Úvod do problematiky<text:tab/>3</text:p>
          <text:p text:style-name="P25">2. Celkový popis<text:tab/>3</text:p>
          <text:p text:style-name="P26">2.1 Dijkstrův algoritmus<text:tab/>3</text:p>
          <text:p text:style-name="P27">2.1.1 Teorie grafů<text:tab/>3</text:p>
          <text:p text:style-name="P26">2.1.2 Algritmus<text:tab/>4</text:p>
          <text:p text:style-name="P26">2.2 Popis aplikace<text:tab/>4</text:p>
          <text:p text:style-name="P26">2.3 Seznam funkcí<text:tab/>5</text:p>
          <text:p text:style-name="P26">2.4 Běhové prostředí<text:tab/>5</text:p>
          <text:p text:style-name="P26">2.5 Dokumentace<text:tab/>6</text:p>
          <text:p text:style-name="P26">2.6 Negativní vymezení<text:tab/>6</text:p>
          <text:p text:style-name="P25">3. Požadavky na uživatelské rozhraní<text:tab/>7</text:p>
          <text:p text:style-name="P25">4. Funkce aplikace<text:tab/>7</text:p>
          <text:p text:style-name="P26">4.1 Vytvoření grafu<text:tab/>7</text:p>
          <text:p text:style-name="P26">4.2 Výběr grafu z předpřipravených příkladů<text:tab/>7</text:p>
          <text:p text:style-name="P26">4.3 Modifikace atributů hran a uzlů grafu<text:tab/>7</text:p>
          <text:p text:style-name="P26">4.4 Uložení grafu do souboru a jeho opětovné nahrání<text:tab/>7</text:p>
          <text:p text:style-name="P26">4.5 Validace atributů hran a <text:s/>uzlů grafu<text:tab/>8</text:p>
          <text:p text:style-name="P26">4.6 Automatické i manuální krokování průběhu algoritmu<text:tab/>8</text:p>
          <text:p text:style-name="P26">4.7 Textový popis kroků algoritmu<text:tab/>8</text:p>
          <text:p text:style-name="P26">4.8 Personalizace grafu – uživatel bude mít možnost si vybrat barvy hran a uzlů<text:tab/>8</text:p>
          <text:p text:style-name="P26">4.9 Nastavení intervalu mezi jednotlivými kroky automatického krokování<text:tab/>8</text:p>
          <text:p text:style-name="P26">4.10 Zastavení a opětovné spuštění algoritmu od začátku<text:tab/>8</text:p>
          <text:p text:style-name="P25">5. Instalační příručka<text:tab/>8</text:p>
          <text:p text:style-name="P25">6. Nefunkční požadavky<text:tab/>9</text:p>
          <text:p text:style-name="P26">6.1 Lokalizace<text:tab/>9</text:p>
          <text:p text:style-name="P26">6.2 Požadavky na výkon<text:tab/>9</text:p>
          <text:p text:style-name="P25">6. Přílohy<text:tab/>10</text:p>
          <text:p text:style-name="P26">6.1 DTD pro soubory s uloženými grafy.<text:tab/>10</text:p>
          <text:p text:style-name="P26">6.2 Odkazy<text:tab/>10</text:p>
          <text:p text:style-name="P26">6.3 Přiložené soubory<text:tab/>10</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1. Úvod</text:h>
      <text:h text:style-name="P31" text:outline-level="2">1.1 Účel dokumentu</text:h>
      <text:p text:style-name="Standard"><text:s text:c="6"/>Tento dokument slouží jako specifikace požadavků na aplikaci „Systém pro vizualizaci Dijkstrova algoritmu“ (dále jen SVDA). Podrobně stanovuje rozsah projektu a funkční i nefunkční</text:p>
      <text:p text:style-name="Standard">požadavky.</text:p>
      <text:p text:style-name="Standard"/>
      <text:h text:style-name="P31" text:outline-level="2">1.2 Úvod do problematiky</text:h>
      <text:p text:style-name="Standard"><text:tab/>V rámci výuky předmětů na vysokých školách se studenti IT oborů seznamují se základními datovými strukturami a následně i s algoritmy, které jsou používané k efektivnímu řešení problémů v praxi.</text:p>
      <text:p text:style-name="Standard"><text:tab/>V rámci cvičení je průběh algoritmů zobrazován na nevyhovujícím médiu - tabuli a v důsledku časového presu dochází k nedostatečnému pochopení algoritmu studenty. Míra pochopení probírané látky se pohybuje okolo 20 – 80 <text:span text:style-name="T5">%.</text:span></text:p>
      <text:p text:style-name="Standard"><text:tab/>Dalším problémem je opakovaný průchod algoritmem mimo školní prostředí. Studenti jsou odkázáni na své nedostatečné znalosti odnesené ze školních lavic, dále pak na zdroje z internetu s pestrou škálou relevance.</text:p>
      <text:p text:style-name="Standard"><text:tab/>Tyto problémy se snaží odstranit katedra permoníků a trpaslíků z fakulty elektrotechnické vypsáním výběrového řízení za účelem vytvoření vizualizace pro malou část problému, konkrétně Dijkstrův algoritmus. SVDA je projektem studentů fakulty elektrotechnické účastnících se onoho výběrového řízení.</text:p>
      <text:p text:style-name="Standard"/>
      <text:p text:style-name="Standard"/>
      <text:p text:style-name="Standard"/>
      <text:p text:style-name="Standard"/>
      <text:h text:style-name="Heading_20_1" text:outline-level="1">2. Celkový popis</text:h>
      <text:h text:style-name="P31" text:outline-level="2">2.1 Dijkstrův algoritmus</text:h>
      <text:h text:style-name="P36" text:outline-level="3">2.1.1 Teorie grafů</text:h>
      <text:p text:style-name="P16"><text:tab/>V této sekci následuje množina termínů potřebná k definování a pochopení algoritmu.</text:p>
      <text:p text:style-name="P16">Graf<text:tab/><text:tab/>je uspořádaná dvojice množiny uzlů a množiny hran. V praxi značeno (V, E). Grafy <text:tab/><text:tab/>dělí na orientované a neorientované. Neorientované grafy obsahují jen neorientované <text:tab/><text:tab/>hrany, orientované grafy obsahují jen orientované hrany. </text:p>
      <text:p text:style-name="P16">Uzel <text:tab/><text:tab/>je jednoznačně identifikovaný bod. Množina N uzlů bývá v praxi značena <text:tab/><text:tab/><text:tab/>posloupností přirozených čísel 1... N. Jednoznačnost si můžeme přeložit tak, že v <text:tab/><text:tab/>množině uzlů neexistují uzly se stejným číslem. Bod je nejjednodušším grafickým <text:tab/><text:tab/>znázorněním uzlu. </text:p>
      <text:p text:style-name="Text_20_body"><text:span text:style-name="T8">Hrana<text:tab/><text:tab/>je jednoznačně definovanou spojnicí mezi dvěma uzly. Množina N uzlů bývá v praxi <text:tab/><text:tab/>značena posloupností písmen latinské abecedy, přičemž v případě vyššího počtu uzlů </text:span><text:soft-page-break/><text:span text:style-name="T8"><text:tab/><text:tab/>se nejedná o znaky, nýbrž o řetězce vytvořené z těchto znaků. Hrana v množině je <text:tab/><text:tab/>jednoznačná, pokud neexistuje jiná hrana se stejným písmenem (řetězcem). Hrana <text:tab/><text:tab/>definuje vztah mezi dvěma uzly grafu. Abstrakce vztahu uzlů je dvojice uzlů. Pro <text:tab/><text:tab/>neznalého čtenáře se může zdát, že hrana jasně identifikuje hranu, nicméně není <text:tab/><text:tab/><text:tab/>tomu tak vždy. V množině hran mohou existovat různé hrany spojující stejné uzly s <text:tab/><text:tab/>různým Řetězcem. Takovýto graf potom obsahuje tzv. multihrany. </text:span></text:p>
      <text:p text:style-name="P16"><text:tab/><text:tab/><text:tab/>Neorientovaná <text:s/>hrana definuje vztah mezi dvěma uzly jako neuspořádanou <text:tab/><text:tab/>dvojici například (a, b) nebo (b, a) obě tyto hrany spojují dva stejné uzly a obecně u <text:tab/><text:tab/>nich nedokážeme říci, zda jsou různé – v grafu neobsahujícím multihrany jde o jednu <text:tab/><text:tab/>a tu samou hranu, v obecném grafu o této skutečnosti nedokážeme rozhodnout. <text:tab/><text:tab/><text:tab/>Orientovaná hrana je reprezentovaná uspořádanou dvojicí. U orientované hrany <text:tab/><text:tab/><text:tab/>rozeznáváme pořadí uzlů, první z uzlů nazýváme počátek, druhý potom konec hrany. <text:tab/><text:tab/><text:tab/>Takže například orientovaná hrana (a, b) spojuje stejné uzly jako hrana (b, a), <text:tab/><text:tab/>ale jistojistě tyto hrany nejsou shodné. V teorii grafů je možné každou hranu <text:tab/><text:tab/><text:tab/>ohodnotit, potom přidáme do grafu k definici dvojic i hodnotící funkci, která ke <text:tab/><text:tab/><text:tab/>každé hraně přiřadí právě jednu hodnotu celého čísla.</text:p>
      <text:p text:style-name="Text_20_body"><text:span text:style-name="T8">Cesta<text:tab/><text:tab/>je posloupnost uzlů a hran, přičemž tato posloupnost začíná uzlem, končí uzlem, <text:tab/><text:tab/><text:tab/></text:span><text:span text:style-name="T12">žádné dva uzly po sobě bezprostředně nenásledují a žádné dvě hrany po sobě <text:tab/><text:tab/><text:tab/>bezprostředně nenásledují. </text:span></text:p>
      <text:p text:style-name="Text_20_body"><text:span text:style-name="T12"><text:tab/><text:tab/><text:tab/>U</text:span><text:span text:style-name="T8">zel je obsažen v dvojici každé následující hrany a uzel následující hranu je <text:tab/><text:tab/>také obsažen v dvojici hrany, takže hrana určuje vazbu mezi těmito hranami. V <text:tab/><text:tab/><text:tab/>následujícím textu je vynechán identifikátor hrany, hrana je potom znázorněna jako <text:tab/><text:tab/>dvojice uzlů. Cestou je například posloupnost 1,(1,2),2</text:span><text:span text:style-name="T6">, (</text:span><text:span text:style-name="T8">2, 3), 3, (3, 4), 4. Tato cesta <text:tab/><text:tab/>může být orientovaná nebo neorientovaná. Cesta může existovat v orientovaném či <text:tab/><text:tab/>neorientovaném grafu. Posloupnost 1 (2, 1) 2, (2, 3), 3 je potom jistojistě <text:tab/><text:tab/><text:tab/><text:tab/>neorientovaná. </text:span></text:p>
      <text:p text:style-name="P16"><text:tab/><text:tab/><text:tab/>Váha cesty je potom suma všech vah hran cesty. Nejkratší <text:tab/>cesta je potom <text:tab/><text:tab/>taková, že neexistuje cesta s menší vahou nežli je váha nejkratší cesty. </text:p>
      <text:h text:style-name="P32" text:outline-level="2">2.1.2 Algoritmus</text:h>
      <text:p text:style-name="P16"><text:tab/>Dijkstrův algoritmus patří mezi grafové algoritmy a slouží k nalezení minimální cesty v grafu mezi jedním uzlem nazývaným počátek a zbylými uzly. Tento algoritmus ohodnocuje každý uzel reálným číslem značícím vzdálenost uzlu od počátku (délku nejkratší cesty). Algoritmus funguje korektně v orientovaných i neorientovaných grafech. Algoritmus funguje taktéž korektně v grafech obsahujících multihrany. Nicméně algoritmus nemusí dávat korektní výsledky v grafu s záporně ohodnocenými hranami.</text:p>
      <text:h text:style-name="P33" text:outline-level="2"/>
      <text:h text:style-name="P33" text:outline-level="2">2.2 Popis aplikace</text:h>
      <text:p text:style-name="P12"><text:span text:style-name="T8"><text:tab/>Aplikace bude umožňovat zobrazení průběhu Dijkstrova algoritmu popsaného v skriptech </text:span><text:span text:style-name="T9">Doc. RNDr. Josef Koláře, CSc</text:span><text:span text:style-name="T8"> uveřejněných na internetových stránkách </text:span><text:span text:style-name="T6">[1] (viz </text:span><text:span text:style-name="T12">sekce odkazy</text:span><text:span text:style-name="T6">) </text:span><text:span text:style-name="T12">přiložených v přílohách v příloze </text:span><text:span text:style-name="T6">[</text:span><text:span text:style-name="T12">2</text:span><text:span text:style-name="T6">] </text:span><text:span text:style-name="T12">v sekci 6.2 </text:span><text:span text:style-name="T6">na stran</text:span><text:span text:style-name="T12">ách 116 - 118 . </text:span></text:p>
      <text:p text:style-name="P13"><text:tab/>Kromě samotné vizualizace na příkladových grafech bude aplikace umožňovat uživatelům <text:soft-page-break/>vytvořit konečný graf libovolné velikosti s libovolným nezáporným ohodnocením hran. Aplikace bude také umožňovat uložení grafů a opětovné nahrání uložených grafů ze souboru.</text:p>
      <text:p text:style-name="P5"><text:s text:c="6"/><text:tab/>Aplikace bude dále umožňovat opakovaný průchod algoritmem. Aplikace bude umožňovat krokování uživatelem či automatické krokování. Aplikace bude umožňovat nastavení časového intervalu mezi jednotlivými kroky automatického krokování. Aplikace bude umožňovat nastavení personalizace barev hran a uzlů. </text:p>
      <text:p text:style-name="P5"/>
      <text:p text:style-name="P4"/>
      <text:p text:style-name="P4"/>
      <text:p text:style-name="P4"/>
      <text:h text:style-name="P31" text:outline-level="2">2.<text:span text:style-name="T5">3</text:span> <text:span text:style-name="T11">Seznam funkcí</text:span></text:h>
      <text:list xml:id="list41261324" text:style-name="L1">
        <text:list-item>
          <text:p text:style-name="P41">Vytvoření grafu</text:p>
        </text:list-item>
        <text:list-item>
          <text:p text:style-name="P41">Výběr grafu z před-připravených příkladů</text:p>
        </text:list-item>
        <text:list-item>
          <text:p text:style-name="P41">Modifikace atributů hran a uzlů grafu</text:p>
        </text:list-item>
        <text:list-item>
          <text:p text:style-name="P41">Uložení grafu do souboru a jeho opětovné nahrání</text:p>
        </text:list-item>
        <text:list-item>
          <text:p text:style-name="P41">Validace atributů hran a <text:s/>uzlů grafu</text:p>
        </text:list-item>
        <text:list-item>
          <text:p text:style-name="P41">Automatické i manuální krokování průběhu algoritmu </text:p>
        </text:list-item>
        <text:list-item>
          <text:p text:style-name="P41">Textový popis kroků algoritmu</text:p>
        </text:list-item>
        <text:list-item>
          <text:p text:style-name="P40">Personalizace grafu – uživatel bude mít možnost si vybrat barvy hran a uzlů</text:p>
        </text:list-item>
        <text:list-item>
          <text:p text:style-name="P40">Nastavení intervalu mezi jednotlivými kroky automatického krokování</text:p>
        </text:list-item>
        <text:list-item>
          <text:p text:style-name="P40">Zastavení a opětovné spuštění algoritmu od začátku</text:p>
        </text:list-item>
        <text:list-item>
          <text:p text:style-name="P40">Aplikace neumožňuje ukládat stav grafu v průběhu algoritmu, uložené grafy ve formátu .xml nebudou obsahovat informaci o ohodnocení uzlů</text:p>
        </text:list-item>
        <text:list-item>
          <text:p text:style-name="P40">Aplikace nebude umožňovat vracet se v průběhu algoritmu o žádný krok zpět. Výjimkou je, že uživatel bude moci spustit algoritmus od začátku jeho běhu</text:p>
        </text:list-item>
      </text:list>
      <text:p text:style-name="Standard"/>
      <text:p text:style-name="Standard"/>
      <text:h text:style-name="P31" text:outline-level="2">2.4 Běhové prostředí</text:h>
      <text:p text:style-name="Text_20_body"><text:tab/>Projekt bude realizován ve formě desktopové aplikace. Objem instalačních souborů aplikace nepřesáhne velikost kompaktního disku CD (700 MB), objem vlastní aplikace potom 2 GB. Instalace ani běh aplikace nevyžaduje připojení k internetu. Minimální požadovaná konfigurace aplikace je Pentium Dual Core 1,2 Ghz 1 GB RAM. Optimální konfigurace Pentium Dual Core 2 Ghz 2 GB RAM. Aplikace poběží v uživatelských prostředích Microsoft Windows XP, Microsoft Windows Vista, Microsoft Windows 7, Linux Ubuntu 11.10. </text:p>
      <text:p text:style-name="Text_20_body"/>
      <text:p text:style-name="Text_20_body"/>
      <text:p text:style-name="Text_20_body"/>
      <text:p text:style-name="Text_20_body"><text:soft-page-break/></text:p>
      <text:h text:style-name="P31" text:outline-level="2">2.5 Dokumentace</text:h>
      <text:p text:style-name="P18">Součástí projektu je následující dokumentace:</text:p>
      <text:p text:style-name="P11"><text:span text:style-name="T16">• </text:span>Uživatelská dokumentace – Bude integrována přímo do uživatelského rozhraní</text:p>
      <text:p text:style-name="P11">formou kontextových nápověd. Kontextové menu bude přístupné v panelu Help.</text:p>
      <text:p text:style-name="P11"><text:span text:style-name="T16">• </text:span>Instalační a konfigurační příručka – Dokument ve formátu PDF popisující instalaci</text:p>
      <text:p text:style-name="P11">a konfiguraci krok za krokem. Součástí dokumentu bude také reference všech</text:p>
      <text:p text:style-name="P11">nastavitelných vlastností aplikace. Tento dokument bude pouze v anglickém jazyce.</text:p>
      <text:p text:style-name="P11"><text:span text:style-name="T16">• </text:span>Reference zdrojového kódu – Reference zdrojového kódu v HTML či PDF generovaná</text:p>
      <text:p text:style-name="P11">dokumentačním nástrojem Doxygen. Tento dokument bude pouze v anglickém</text:p>
      <text:p text:style-name="P11">jazyce.</text:p>
      <text:p text:style-name="P11"><text:span text:style-name="T16">• </text:span>Programátorská reference – PDF dokument popisující architekturu celé aplikace a</text:p>
      <text:p text:style-name="P11">implementační detaily (členění kódu). Tento dokument bude pouze v anglickém jazyce.</text:p>
      <text:p text:style-name="P6"/>
      <text:p text:style-name="P6"/>
      <text:p text:style-name="P6"/>
      <text:p text:style-name="P6"/>
      <text:h text:style-name="P34" text:outline-level="2">2.6 Negativní vymezení</text:h>
      <text:list xml:id="list41251708" text:style-name="L2">
        <text:list-item>
          <text:p text:style-name="P44">Aplikace nebude realizovaná jako webovou aplikaci, nebude spustitelná z internetového prohlížeče</text:p>
        </text:list-item>
        <text:list-item>
          <text:p text:style-name="P44">Aplikace nebude umožňovat ukládání obrázků grafů</text:p>
        </text:list-item>
        <text:list-item>
          <text:p text:style-name="P44">Aplikace nebude validovat graf z hlediska existence záporných cyklů v grafu</text:p>
        </text:list-item>
        <text:list-item>
          <text:p text:style-name="P44">Aplikace nebude umožňovat spuštění algoritmu nad grafem s záporně ohodnocenými hranami</text:p>
        </text:list-item>
        <text:list-item>
          <text:p text:style-name="P45"><text:span text:style-name="T10">Aplikace nebude umožňovat ukládání nebo načítání grafů z jiného formátu nežli .xml validního vůči Document Type Definition v příloze </text:span><text:span text:style-name="T7">[</text:span><text:span text:style-name="T10">2</text:span><text:span text:style-name="T7">]</text:span></text:p>
        </text:list-item>
        <text:list-item>
          <text:p text:style-name="P43">U operačních systémů nevyjmenovaných v seznamu v bodě 2.4 není garantovaná správná funkce aplikace. </text:p>
        </text:list-item>
      </text:list>
      <text:p text:style-name="P8"/>
      <text:p text:style-name="P8"/>
      <text:p text:style-name="P15"/>
      <text:p text:style-name="P19">2.7 Předpokládaná další rozšíření</text:p>
      <text:p text:style-name="P14"><text:span text:style-name="T7"><text:tab/></text:span><text:span text:style-name="T13">Aplikace je rozšířitelná v budoucnosti zejména, co se týče transformace na webovou aplikaci. Dalším možným rozšířením aplikace je generování obrázků grafů, automatické rozprostření grafu po ploše editoru. Větším, ale očekávaným rozšířením aplikace je přidání dalších grafových algoritmů do seznamu vizualizovaných, ať už se jedná o grafové algoritmy pro vyhledávání nejkratší cesty, jiných grafových algoritmů či algoritmů pro řazení.</text:span></text:p>
      <text:p text:style-name="P15"/>
      <text:p text:style-name="P15"/>
      <text:p text:style-name="P15"><text:soft-page-break/></text:p>
      <text:h text:style-name="P28" text:outline-level="1">3. Požadavky na uživatelské rozhraní</text:h>
      <text:list xml:id="list41259443" text:style-name="L3">
        <text:list-item>
          <text:p text:style-name="P42">Algoritmus bude vizualizován v centrální části okna aplikace. </text:p>
        </text:list-item>
        <text:list-item>
          <text:p text:style-name="P42">Pod lištami nabídek budou tlačítka a pole pro výběr pozice, barvy uzlů. </text:p>
        </text:list-item>
        <text:list-item>
          <text:p text:style-name="P42">Na pravém okraji od centrální oblasti budou nástroje pro vytvoření hrany, uzlu, posunutí,výběr a vytvoření barvy, uložení grafu a nahrání grafu. </text:p>
        </text:list-item>
        <text:list-item>
          <text:p text:style-name="P46"><text:span text:style-name="T13">Barevné schéma aplikace bude přizpůsobené uživatelskému look </text:span><text:span text:style-name="T7">&amp;</text:span><text:span text:style-name="T13"> feel </text:span><text:span text:style-name="T7">(look &amp; feel opera</text:span><text:span text:style-name="T13">čního systému</text:span><text:span text:style-name="T7">). </text:span></text:p>
        </text:list-item>
      </text:list>
      <text:p text:style-name="P9"/>
      <text:p text:style-name="Standard"><text:span text:style-name="T15">Rozmístění komponent </text:span><text:span text:style-name="T14">bude pro pohodlnou práci vyžadovat, aby okno prohlížeče mělo velikost nejméně 800x600 obrazovkových bodů.</text:span></text:p>
      <text:p text:style-name="P10"/>
      <text:p text:style-name="P10"/>
      <text:h text:style-name="P29" text:outline-level="1">4. Funkce aplikace</text:h>
      <text:h text:style-name="P35" text:outline-level="2">4.1 Vytvoření grafu</text:h>
      <text:p text:style-name="P17"><text:tab/>Uživatel bude mít možnost nadefinovat si a umístit uzly reprezentované body na obrazovce, ať už pomocí pozice či myši. Dále bude mít možnost nadefinovat jim jejich labely v případě, že nedochází k kolizi s labely jiných uzlů.</text:p>
      <text:p text:style-name="P17"><text:s/></text:p>
      <text:h text:style-name="P35" text:outline-level="2">4.2 Výběr grafu z předpřipravených příkladů</text:h>
      <text:p text:style-name="P17"><text:tab/>Uživatel bude mít možnost načíst si nejméně 10 předpřipravených grafů a na ně aplikovat algoritmus. Tyto grafy bude možné modifikovat a uložit, nicméně původní ukázkové příklady v aplikaci nezmizí.</text:p>
      <text:h text:style-name="P35" text:outline-level="2">4.3 Modifikace atributů hran a uzlů grafu</text:h>
      <text:p text:style-name="P17"><text:tab/>Uživatel bude mít možnost při vytváření grafu změnit pozici uzlů, zlomení hran (čar reprezentujících hrany). Smazání hran a uzlů grafu. Kromě těchto přirozených atributů bude uživatel moci nastavit nekolizní(unikátní v rámci grafu) labely uzlů a hran.</text:p>
      <text:p text:style-name="P17"/>
      <text:h text:style-name="P35" text:outline-level="2">4.4 Uložení grafu do souboru a jeho opětovné nahrání</text:h>
      <text:p text:style-name="P17"><text:tab/>Uživatel bude mít možnost perzistentního uložení grafu, na který je aplikován algoritmus. Graf se uloží do souboru s názvem definovaným uživatelem s příponou .xml.</text:p>
      <text:list xml:id="list41322766" text:continue-list="list41261324" text:style-name="L1">
        <text:list-header>
          <text:p text:style-name="P41"/>
        </text:list-header>
      </text:list>
      <text:h text:style-name="P35" text:outline-level="2"><text:soft-page-break/>4.5 Validace atributů hran a <text:s/>uzlů grafu</text:h>
      <text:p text:style-name="P17"><text:tab/>Aplikace bude validovat jednoznačnost uzlů (jejich labelů) a hran (jejich labelů). Dále bude aplikace validovat neexistenci záporných hran grafu.</text:p>
      <text:p text:style-name="P24"/>
      <text:h text:style-name="P35" text:outline-level="2">4.6 Automatické i manuální krokování průběhu algoritmu</text:h>
      <text:p text:style-name="P17"><text:tab/>Uživatel bude mít možnost v libovolném okamžiku zastavit běh algoritmu a dále algoritmus krokovat nebo naopak spustit automatické krokování. <text:s/></text:p>
      <text:p text:style-name="P17"/>
      <text:h text:style-name="P35" text:outline-level="2">4.7 Textový popis kroků algoritmu</text:h>
      <text:p text:style-name="Text_20_body"><text:span text:style-name="T12"><text:tab/>Algoritmus bude stručně a přehledně upozorňovat uživatele o krocích, které provádí, tento popis bude inspirován popisem algoritmu ve skriptech viz </text:span><text:span text:style-name="T6">[1].</text:span></text:p>
      <text:p text:style-name="P21"/>
      <text:h text:style-name="P31" text:outline-level="2"><text:span text:style-name="T5">4.8 </text:span>Personalizace grafu – uživatel bude mít možnost si vybrat barvy hran a uzlů</text:h>
      <text:p text:style-name="Text_20_body"><text:span text:style-name="T8"><text:tab/></text:span><text:span text:style-name="T6">U</text:span><text:span text:style-name="T12">živatel bude mít možnost vybrat si jednu z 10 nabízených barev pro relaxované hrany, vybrané hrany, nevybrané hrany, uzavřené uzly. Krom toho bude mít uživatel možnost vytvořit si barvu definovanou pomocí složek RGB a uložit si ji místo libovolné barvy z 10 defaultních.</text:span></text:p>
      <text:h text:style-name="P31" text:outline-level="2">4.9 Nastavení intervalu mezi jednotlivými kroky automatického krokování</text:h>
      <text:p text:style-name="P16"><text:tab/>Uživatel bude mít možnost nastavit si interval čekání mezi jednotlivými kroky algoritmu. Tento interval nezahrnuje výpočet algoritmu, takže je nerelevantní pro slabší než optimální konfigurace a grafy s více než 100 Uzly a 10000 hran. </text:p>
      <text:list xml:id="list41315508" text:continue-numbering="true" text:style-name="L1">
        <text:list-header>
          <text:p text:style-name="P38"/>
        </text:list-header>
      </text:list>
      <text:h text:style-name="P31" text:outline-level="2">4.10 Zastavení a opětovné spuštění algoritmu od začátku</text:h>
      <text:p text:style-name="P16"><text:tab/>Uživatel bude mít možnost zastavit a znovu spustit algoritmus od začátku jeho běhu. Tato funkcionalita nemá nic společného s zpětným krokováním algoritmu.</text:p>
      <text:p text:style-name="P16"/>
      <text:p text:style-name="P16"/>
      <text:p text:style-name="P16"/>
      <text:h text:style-name="Heading_20_1" text:outline-level="1">5. Instalační příručka</text:h>
      <text:p text:style-name="Text_20_body"><text:tab/>Aplikace se bude instalovat přes instalačního blizard. Správný běh aplikace je zaručen na zařízení s minimální a lepší konfigurací. V případě instalace na horší zařízení bude uživatel upozorněn na nedostatečnou konfiguraci a tudíž na nemožnost garance správné funkčnosti aplikace.</text:p>
      <text:p text:style-name="Text_20_body"><text:soft-page-break/></text:p>
      <text:p text:style-name="Text_20_body"/>
      <text:h text:style-name="Heading_20_1" text:outline-level="1">6. Nefunkční požadavky</text:h>
      <text:h text:style-name="P31" text:outline-level="2">6.1 Lokalizace</text:h>
      <text:p text:style-name="P22"><text:tab/><text:span text:style-name="T17">Pro aplikaci budou dostupné česká a anglická lokalizace aplikačního rozhraní a kontextových menu.</text:span></text:p>
      <text:h text:style-name="P32" text:outline-level="2">6.2 Požadavky na výkon</text:h>
      <text:p text:style-name="P47"><text:tab/>Minimální požadovaná konfigurace aplikace je Pentium Dual Core 1,2 Ghz 1 GB RAM. Optimální konfigurace Pentium Dual Core 2 Ghz 2 GB RAM. Aplikace musí zvládat vizualizaci středně velkých až velkých grafů, tj grafů s maximálně 1000 uzly a 10000 hranami s minimální nastavenou délkou automatického kroku a intervalem mezi jednotlivými kroky algoritmu 1s. Délka intervalu je měřena pro optimální konfiguraci.</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30" text:outline-level="1"><text:soft-page-break/>6. Přílohy</text:h>
      <text:h text:style-name="P32" text:outline-level="2">6.1 DTD pro soubory s uloženými grafy.</text:h>
      <text:p text:style-name="Text_20_body"/>
      <text:p text:style-name="P49">&lt;?xml version='1.0' encoding='UTF-8'?&gt;</text:p>
      <text:p text:style-name="P49">&lt;!ELEMENT graph (edges|nodes)*&gt;</text:p>
      <text:p text:style-name="P49">&lt;!ELEMENT nodes (node)*&gt;</text:p>
      <text:p text:style-name="P49">&lt;!ELEMENT node EMPTY&gt;</text:p>
      <text:p text:style-name="P49">&lt;!ATTLIST node <text:s text:c="3"/>label CDATA #IMPLIED <text:s/>&gt;</text:p>
      <text:p text:style-name="P49">&lt;!ELEMENT edges (directedEdge|edge)*&gt;</text:p>
      <text:p text:style-name="P49">&lt;!ELEMENT edge EMPTY&gt;</text:p>
      <text:p text:style-name="P49">&lt;!ATTLIST edge</text:p>
      <text:p text:style-name="P49"><text:s text:c="4"/>weight CDATA #IMPLIED</text:p>
      <text:p text:style-name="P49"><text:s text:c="4"/>endpoint CDATA #IMPLIED</text:p>
      <text:p text:style-name="P49"><text:s text:c="4"/>startPoint CDATA #IMPLIED</text:p>
      <text:p text:style-name="P49"><text:s text:c="4"/>label CDATA #IMPLIED &gt;</text:p>
      <text:p text:style-name="P49">&lt;!ELEMENT directedEdge EMPTY&gt;</text:p>
      <text:p text:style-name="P49">&lt;!ATTLIST directedEdge</text:p>
      <text:p text:style-name="P49"><text:s text:c="4"/>weight CDATA #IMPLIED</text:p>
      <text:p text:style-name="P49"><text:s text:c="4"/>endpoint CDATA #IMPLIED</text:p>
      <text:p text:style-name="P49"><text:s text:c="4"/>startPoint CDATA #IMPLIED</text:p>
      <text:p text:style-name="P49"><text:s text:c="4"/>label CDATA #IMPLIED &gt;</text:p>
      <text:p text:style-name="P23"/>
      <text:h text:style-name="P32" text:outline-level="2">6.2 Odkazy</text:h>
      <text:p text:style-name="P23"><text:span text:style-name="T6">[1] </text:span><text:a xlink:type="simple" xlink:href="http://service.felk.cvut.cz/courses/36TI/">http://service.felk.cvut.cz/courses/36TI/</text:a></text:p>
      <text:p text:style-name="P39"/>
      <text:h text:style-name="P31" text:outline-level="2">6.3 Přiložené soubory</text:h>
      <text:p text:style-name="P20"><text:span text:style-name="T8">[</text:span><text:span text:style-name="T12">2</text:span><text:span text:style-name="T8">] </text:span><text:span text:style-name="T12">Skripta doc. Jiřího Koláře <text:s text:c="2"/><text:tab/>kap06.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Bold" svg:font-family="Verdana-Bold"/>
    <style:font-face style:name="BookAntiqua" svg:font-family="BookAntiqua" style:font-family-generic="roman"/>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style="italic" style:font-size-asian="12pt" style:font-style-asian="italic" style:font-size-complex="12pt" style:font-style-complex="italic"/>
    </style:style>
    <style:style style:name="MT1" style:family="text">
      <style:text-properties fo:font-size="12pt" style:font-size-asian="12pt" style:font-size-complex="12pt"/>
    </style:style>
    <style:style style:name="MT2" style:family="text">
      <style:text-properties fo:font-size="12pt" fo:language="en" fo:country="US" style:font-size-asian="12pt" style:font-size-complex="12pt"/>
    </style:style>
    <style:style style:name="MT3" style:family="text">
      <style:text-properties fo:font-size="12pt" fo:language="cs" fo:country="CZ" style:font-size-asian="12pt" style:font-size-complex="12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Software requirements specification<text:tab/><text:tab/>Systém pro vizualizaci Dijkstrova algoritmu</text:p>
      </style:header>
      <style:footer>
        <text:p text:style-name="Footer"><text:span text:style-name="MT1">Verze 1.2 </text:span><text:span text:style-name="MT2">Martin Luke</text:span><text:span text:style-name="MT3">š</text:span><text:tab/><text:tab/><text:page-number text:select-page="current">2</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1T22:11:19.50</meta:creation-date>
    <dc:date>2011-12-02T21:20:07.85</dc:date>
    <meta:editing-duration>PT1H59M37S</meta:editing-duration>
    <meta:editing-cycles>15</meta:editing-cycles>
    <meta:generator>LibreOffice/3.4$Win32 LibreOffice_project/340m1$Build-402</meta:generator>
    <meta:document-statistic meta:table-count="0" meta:image-count="0" meta:object-count="0" meta:page-count="10" meta:paragraph-count="164" meta:word-count="2073" meta:character-count="14317" meta:non-whitespace-character-count="12215"/>
  </office:meta>
</office:document-meta>
</file>